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13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148cm"/>
    </style:style>
    <style:style style:name="co5" style:family="table-column">
      <style:table-column-properties fo:break-before="auto" style:column-width="17.852cm"/>
    </style:style>
    <style:style style:name="co6" style:family="table-column">
      <style:table-column-properties fo:break-before="auto" style:column-width="4.1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color="#2fff12" style:font-name="AndaleMono" fo:font-size="12pt"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5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ODO new books (Saltelli, geo modeling, geodivercity, transmondyn, dynamique des villes, ?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DO 2021/06/07: update list (borrowed microsim, matsim; opengl, etc.)</text:p>
          </table:table-cell>
          <table:table-cell table:number-columns-repeated="4"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blio/DomainSpecific/UrbanModeling/2021_Book_UrbanInformatics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office:value-type="string" calcext:value-type="string">
            <text:p>(August 202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gb/academic/subjects/earth-and-environmental-science/environmental-science/future-national-infrastructure-system-systems-approach?format=HB" xlink:type="simple">https://www.cambridge.org/gb/academic/subjects/earth-and-environmental-science/environmental-science/future-national-infrastructure-system-systems-approach?format=HB</text:a></text:p>
          </table:table-cell>
          <table:table-cell office:value-type="string" calcext:value-type="string">
            <text:p>(in bib/Engineering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iste.co.uk/book.php?id=1748" xlink:type="simple">http://www.iste.co.uk/book.php?id=174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1-01398-w" xlink:type="simple">https://www.nature.com/articles/d41586-021-01398-w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judgingmachines.com/" xlink:type="simple">https://www.judgingmachines.com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megalopolis" xlink:type="simple">https://mitpress.mit.edu/books/megalopoli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We8FQtplBv0C" xlink:type="simple">https://books.google.fr/books?hl=fr&amp;lr=&amp;id=We8FQtplBv0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Agent-Based-Modeling-Archaeology-Simulating-Complexity/dp/1947864254/" xlink:type="simple">https://www.amazon.fr/Agent-Based-Modeling-Archaeology-Simulating-Complexity/dp/1947864254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<text:a xlink:href="https://www.amazon.fr/Ian-Stewart-Livres/s?k=Ian+Stewart&amp;rh=n%3A301061" xlink:type="simple">https://www.amazon.fr/Ian-Stewart-Livres/s?k=Ian+Stewart&amp;rh=n%3A301061</text:a></text:p>
          </table:table-cell>
          <table:table-cell office:value-type="string" calcext:value-type="string">
            <text:p>Maths of uncertainty (same author as <text:span text:style-name="T2">10.1038/d41586-021-01906-y ?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Planning-Impossible-Development-Spatial-Strategies/dp/3035621519/" xlink:type="simple">https://www.amazon.fr/Planning-Impossible-Development-Spatial-Strategies/dp/3035621519/</text:a></text:p>
          </table:table-cell>
          <table:table-cell office:value-type="string" calcext:value-type="string">
            <text:p>(geotamtam com) // book great planning failures Flor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sciences-philosophie/333-sociologie-fondamentale-etude-depistemologie-9782373613001.html" xlink:type="simple">https://materiologiques.com/fr/sciences-philosophie/333-sociologie-fondamentale-etude-depistemologie-9782373613001.html</text:a></text:p>
          </table:table-cell>
          <table:table-cell office:value-type="string" calcext:value-type="string">
            <text:p>(com Varenn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Reimagining Sustainable Cities</text:p>
            <text:p>Stephen M. Wheeler &amp; Christina D. Rosan Univ. California Press (2021)</text:p>
          </table:table-cell>
          <table:table-cell office:value-type="string" calcext:value-type="string">
            <text:p>(from <text:a xlink:href="https://www.nature.com/articles/d41586-022-00032-7" xlink:type="simple">https://www.nature.com/articles/d41586-022-00032-7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Fluid-Concepts-Creative-Analogies-Fundamental/dp/0465024750/ref=sr_1_1?crid=3BKFJ4YXLS3RC" xlink:type="simple">https://www.amazon.com/Fluid-Concepts-Creative-Analogies-Fundamental/dp/0465024750/ref=sr_1_1?crid=3BKFJ4YXLS3R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antafe.edu/news-center/news/complex-alternative-complexity-scientists-covid-19-pandemic" xlink:type="simple">https://www.santafe.edu/news-center/news/complex-alternative-complexity-scientists-covid-19-pandemi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3540340355&amp;i=stripbooks&amp;linkCode=qs" xlink:type="simple">https://www.amazon.fr/s?k=9783540340355&amp;i=stripbooks&amp;linkCode=qs</text:a></text:p>
          </table:table-cell>
          <table:table-cell office:value-type="string" calcext:value-type="string">
            <text:p>(Bourbaki: collection?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5">
          <table:table-cell office:value-type="string" calcext:value-type="string">
            <text:p><text:a xlink:href="https://www.taylorfrancis.com/books/mono/10.4324/9781315159904/models-simulations-franck-varenne" xlink:type="simple">https://www.taylorfrancis.com/books/mono/10.4324/9781315159904/models-simulations-franck-varenne</text:a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18:58:06.125564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21T10:04:08.980438000</meta:creation-date>
    <dc:date>2022-02-23T18:58:12.088425359</dc:date>
    <meta:editing-duration>P48DT15H11M4S</meta:editing-duration>
    <meta:editing-cycles>104</meta:editing-cycles>
    <meta:generator>LibreOffice/6.4.7.2$Linux_X86_64 LibreOffice_project/40$Build-2</meta:generator>
    <meta:document-statistic meta:table-count="4" meta:cell-count="534" meta:object-count="0"/>
    <meta:user-defined meta:name=""/>
  </office:meta>
</office:document-meta>
</file>